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2.9845cm"/>
    </style:style>
    <style:style style:name="co6" style:family="table-column">
      <style:table-column-properties fo:break-before="auto" style:column-width="3.00566666666667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.75683333333333cm" style:use-optimal-column-width="true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effettuataDa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ora</text:p>
          </table:table-cell>
          <table:table-cell office:value-type="string" table:style-name="ce3">
            <text:p>durata</text:p>
          </table:table-cell>
          <table:table-cell office:value-type="string" table:style-name="ce3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Lorenzo</text:p>
          </table:table-cell>
          <table:table-cell office:value-type="date" office:date-value="2024-09-07T00:00:00" table:style-name="ce2">
            <text:p>07/09/2024</text:p>
          </table:table-cell>
          <table:table-cell office:value-type="string" table:style-name="ce1">
            <text:p>15.48</text:p>
          </table:table-cell>
          <table:table-cell office:value-type="string" table:style-name="ce1">
            <text:p>2'45''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ContrattoTelefonico" table:style-name="ta2"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numero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minutiResidui</text:p>
          </table:table-cell>
          <table:table-cell office:value-type="string" table:style-name="ce3">
            <text:p>creditoResiduo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text:s/>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text:s/>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text:s/>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consumo</text:p>
          </table:table-cell>
          <table:table-cell table:number-columns-repeated="16381"/>
        </table:table-row>
        <table:table-row table:number-rows-repeated="2" table:style-name="ro1">
          <table:table-cell table:number-columns-repeated="2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consumo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ricarica</text:p>
          </table:table-cell>
          <table:table-cell table:number-columns-repeated="16381"/>
        </table:table-row>
        <table:table-row table:number-rows-repeated="1048551" table:style-name="ro1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associataA</text:p>
          </table:table-cell>
          <table:table-cell office:value-type="string" table:style-name="ce3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1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eraAssociataA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98520419.3633909" table:style-name="ce1">
            <text:p>3998520419</text:p>
          </table:table-cell>
          <table:table-cell table:number-columns-repeated="16381" table:style-name="ce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67029444.6202741" table:style-name="ce1">
            <text:p>3967029445</text:p>
          </table:table-cell>
          <table:table-cell table:number-columns-repeated="16381" table:style-name="ce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39576671.6046386" table:style-name="ce1">
            <text:p>3939576672</text:p>
          </table:table-cell>
          <table:table-cell table:number-columns-repeated="16381" table:style-name="ce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63951301.4025445" table:style-name="ce1">
            <text:p>3963951301</text:p>
          </table:table-cell>
          <table:table-cell table:number-columns-repeated="16381" table:style-name="ce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94869148.5286212" table:style-name="ce1">
            <text:p>3994869149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81274759.5041981" table:style-name="ce1">
            <text:p>3981274760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99609862.6891403" table:style-name="ce1">
            <text:p>3999609863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35127593.4667253" table:style-name="ce1">
            <text:p>3935127593</text:p>
          </table:table-cell>
          <table:table-cell table:number-columns-repeated="16381" table:style-name="ce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69052602.5619135" table:style-name="ce1">
            <text:p>3969052603</text:p>
          </table:table-cell>
          <table:table-cell table:number-columns-repeated="16381" table:style-name="ce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58213828.4415684" table:style-name="ce1">
            <text:p>3958213828</text:p>
          </table:table-cell>
          <table:table-cell table:number-columns-repeated="16381" table:style-name="ce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55082707.2100844" table:style-name="ce1">
            <text:p>3955082707</text:p>
          </table:table-cell>
          <table:table-cell table:number-columns-repeated="16381" table:style-name="ce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5671717.6679363" table:style-name="ce1">
            <text:p>3965671718</text:p>
          </table:table-cell>
          <table:table-cell table:number-columns-repeated="16381" table:style-name="ce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93687858.6549225" table:style-name="ce1">
            <text:p>3993687859</text:p>
          </table:table-cell>
          <table:table-cell table:number-columns-repeated="16381" table:style-name="ce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69026077.5147109" table:style-name="ce1">
            <text:p>3969026078</text:p>
          </table:table-cell>
          <table:table-cell table:number-columns-repeated="16381" table:style-name="ce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45053906.283989" table:style-name="ce1">
            <text:p>3945053906</text:p>
          </table:table-cell>
          <table:table-cell table:number-columns-repeated="16381" table:style-name="ce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7160891.2003441" table:style-name="ce1">
            <text:p>3937160891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42501577.7612967" table:style-name="ce1">
            <text:p>3942501578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39576671.6046386" table:style-name="ce1">
            <text:p>3939576672</text:p>
          </table:table-cell>
          <table:table-cell table:number-columns-repeated="1638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76610897.8360047" table:style-name="ce1">
            <text:p>3976610898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58693568.3758559" table:style-name="ce1">
            <text:p>3958693568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89484133.9027181" table:style-name="ce1">
            <text:p>3989484134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91077724.0153337" table:style-name="ce1">
            <text:p>3991077724</text:p>
          </table:table-cell>
          <table:table-cell table:number-columns-repeated="1638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34996876.2125182" table:style-name="ce1">
            <text:p>3934996876</text:p>
          </table:table-cell>
          <table:table-cell table:number-columns-repeated="1638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84166691.720417" table:style-name="ce1">
            <text:p>3984166692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91140650.782217" table:style-name="ce1">
            <text:p>3991140651</text:p>
          </table:table-cell>
          <table:table-cell table:number-columns-repeated="1638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31641772.6610613" table:style-name="ce1">
            <text:p>3931641773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36295297.733995" table:style-name="ce1">
            <text:p>3936295298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88234588.4832811" table:style-name="ce1">
            <text:p>3988234588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4627307.2007036" table:style-name="ce1">
            <text:p>3984627307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40542243.7282424" table:style-name="ce1">
            <text:p>3940542244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68850524.5664501" table:style-name="ce1">
            <text:p>3968850525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48528460.8837357" table:style-name="ce1">
            <text:p>3948528461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82280594.097188" table:style-name="ce1">
            <text:p>3982280594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34992831.001545" table:style-name="ce1">
            <text:p>3934992831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83765200.0622463" table:style-name="ce1">
            <text:p>3983765200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53597641.8255663" table:style-name="ce1">
            <text:p>3953597642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6822512.6940532" table:style-name="ce1">
            <text:p>3936822513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86283011.6724896" table:style-name="ce1">
            <text:p>3986283012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39576671.6046386" table:style-name="ce1">
            <text:p>3939576672</text:p>
          </table:table-cell>
          <table:table-cell table:number-columns-repeated="1638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76500239.9054837" table:style-name="ce1">
            <text:p>3976500240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49269084.6725373" table:style-name="ce1">
            <text:p>3949269085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48098250.345294" table:style-name="ce1">
            <text:p>3948098250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38480776.0551739" table:style-name="ce1">
            <text:p>3938480776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47146604.8538566" table:style-name="ce1">
            <text:p>3947146605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92802369.8471928" table:style-name="ce1">
            <text:p>3992802370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819012.6786008" table:style-name="ce1">
            <text:p>3960819013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4158539.0412188" table:style-name="ce1">
            <text:p>3934158539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60955065.6233172" table:style-name="ce1">
            <text:p>3960955066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44634051.6174607" table:style-name="ce1">
            <text:p>3944634052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86170981.0174923" table:style-name="ce1">
            <text:p>3986170981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31262673.2739854" table:style-name="ce1">
            <text:p>3931262673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56416102.7841592" table:style-name="ce1">
            <text:p>3956416103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31088004.636178" table:style-name="ce1">
            <text:p>3931088005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73407065.6981354" table:style-name="ce1">
            <text:p>3973407066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76695345.382596" table:style-name="ce1">
            <text:p>3976695345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45313738.6137028" table:style-name="ce1">
            <text:p>3945313739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32155865.0072227" table:style-name="ce1">
            <text:p>3932155865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2405824.3438487" table:style-name="ce1">
            <text:p>3932405824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37203526.6951752" table:style-name="ce1">
            <text:p>3937203527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98421104.5739903" table:style-name="ce1">
            <text:p>3998421105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39576671.6046386" table:style-name="ce1">
            <text:p>3939576672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42215971.6687608" table:style-name="ce1">
            <text:p>3942215972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45621867.0821962" table:style-name="ce1">
            <text:p>3945621867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32273733.4932184" table:style-name="ce1">
            <text:p>3932273733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60897357.4713111" table:style-name="ce1">
            <text:p>3960897357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35814820.4545622" table:style-name="ce1">
            <text:p>3935814820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76695345.382596" table:style-name="ce1">
            <text:p>3976695345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898582.978416" table:style-name="ce1">
            <text:p>3958898583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89394010.0932178" table:style-name="ce1">
            <text:p>3989394010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68942090.0362897" table:style-name="ce1">
            <text:p>3968942090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71344166.9023161" table:style-name="ce1">
            <text:p>3971344167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59623965.8666749" table:style-name="ce1">
            <text:p>3959623966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45602854.9707437" table:style-name="ce1">
            <text:p>3945602855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63504681.865211" table:style-name="ce1">
            <text:p>3963504682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67232577.5176096" table:style-name="ce1">
            <text:p>3967232578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0404495.6827445" table:style-name="ce1">
            <text:p>3970404496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67261642.6547341" table:style-name="ce1">
            <text:p>3967261643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59693111.8402457" table:style-name="ce1">
            <text:p>3959693112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40184441.641355" table:style-name="ce1">
            <text:p>3940184442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68290225.0413961" table:style-name="ce1">
            <text:p>3968290225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73202734.3459921" table:style-name="ce1">
            <text:p>3973202734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91426680.2228813" table:style-name="ce1">
            <text:p>3991426680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34916981.8794584" table:style-name="ce1">
            <text:p>3934916982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76695345.382596" table:style-name="ce1">
            <text:p>3976695345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82725496.4786606" table:style-name="ce1">
            <text:p>3982725496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71698068.0593672" table:style-name="ce1">
            <text:p>3971698068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80994376.495708" table:style-name="ce1">
            <text:p>3980994376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45629485.0564289" table:style-name="ce1">
            <text:p>3945629485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74557923.8027635" table:style-name="ce1">
            <text:p>3974557924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40817567.9114909" table:style-name="ce1">
            <text:p>3940817568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93426453.7274175" table:style-name="ce1">
            <text:p>3993426454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47428858.5407581" table:style-name="ce1">
            <text:p>3947428859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0124236.2147808" table:style-name="ce1">
            <text:p>3960124236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97847791.0670619" table:style-name="ce1">
            <text:p>3997847791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75862140.7090435" table:style-name="ce1">
            <text:p>3975862141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83910085.2144928" table:style-name="ce1">
            <text:p>3983910085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52115098.1227722" table:style-name="ce1">
            <text:p>395211509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34236248.7045155" table:style-name="ce1">
            <text:p>3934236249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76063206.3321877" table:style-name="ce1">
            <text:p>3976063206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42018542.8835812" table:style-name="ce1">
            <text:p>3942018543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85220439.4067345" table:style-name="ce1">
            <text:p>3985220439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46562771.1396174" table:style-name="ce1">
            <text:p>3946562771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7439967.8079543" table:style-name="ce1">
            <text:p>3967439968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84397968.0936842" table:style-name="ce1">
            <text:p>3984397968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85084969.1346889" table:style-name="ce1">
            <text:p>3985084969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56425256.4940243" table:style-name="ce1">
            <text:p>3956425256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57146719.3660831" table:style-name="ce1">
            <text:p>3957146719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3825854.8549881" table:style-name="ce1">
            <text:p>3943825855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85084969.1346889" table:style-name="ce1">
            <text:p>3985084969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80540406.2281981" table:style-name="ce1">
            <text:p>3980540406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56954550.2523804" table:style-name="ce1">
            <text:p>3956954550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59039405.4889312" table:style-name="ce1">
            <text:p>3959039405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6695345.382596" table:style-name="ce1">
            <text:p>3976695345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85084969.1346889" table:style-name="ce1">
            <text:p>3985084969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85084969.1346889" table:style-name="ce1">
            <text:p>3985084969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85084969.1346889" table:style-name="ce1">
            <text:p>3985084969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95404925.7842665" table:style-name="ce1">
            <text:p>3995404926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53509349.9960852" table:style-name="ce1">
            <text:p>3953509350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93636079.4132862" table:style-name="ce1">
            <text:p>3993636079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76156839.9377823" table:style-name="ce1">
            <text:p>3976156840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34048500.6265774" table:style-name="ce1">
            <text:p>3934048501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48305233.4690309" table:style-name="ce1">
            <text:p>3948305233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55612149.7913132" table:style-name="ce1">
            <text:p>3955612150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77890147.5894828" table:style-name="ce1">
            <text:p>3977890148</text:p>
          </table:table-cell>
          <table:table-cell table:number-columns-repeated="1638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87609336.8048229" table:style-name="ce1">
            <text:p>3987609337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70086433.3437204" table:style-name="ce1">
            <text:p>3970086433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91198417.3223023" table:style-name="ce1">
            <text:p>3991198417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number-rows-repeated="1048375" table:style-name="ro1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96871" table:style-name="ce1">
            <text:p>496871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503995" table:style-name="ce1">
            <text:p>50399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08549" table:style-name="ce1">
            <text:p>908549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05116" table:style-name="ce1">
            <text:p>20511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4640" table:style-name="ce1">
            <text:p>6464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32360" table:style-name="ce1">
            <text:p>13236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620569" table:style-name="ce1">
            <text:p>62056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75235" table:style-name="ce1">
            <text:p>27523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16853" table:style-name="ce1">
            <text:p>71685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79988" table:style-name="ce1">
            <text:p>379988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469874" table:style-name="ce1">
            <text:p>46987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24388" table:style-name="ce1">
            <text:p>72438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96925" table:style-name="ce1">
            <text:p>596925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11448" table:style-name="ce1">
            <text:p>21144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62333" table:style-name="ce1">
            <text:p>86233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49292" table:style-name="ce1">
            <text:p>749292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330328" table:style-name="ce1">
            <text:p>33032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27961" table:style-name="ce1">
            <text:p>32796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11464" table:style-name="ce1">
            <text:p>91146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9806" table:style-name="ce1">
            <text:p>8980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07410" table:style-name="ce1">
            <text:p>40741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55394" table:style-name="ce1">
            <text:p>25539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67098" table:style-name="ce1">
            <text:p>56709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44887" table:style-name="ce1">
            <text:p>74488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887684" table:style-name="ce1">
            <text:p>88768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61234" table:style-name="ce1">
            <text:p>76123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45333" table:style-name="ce1">
            <text:p>4533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34771" table:style-name="ce1">
            <text:p>73477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82400" table:style-name="ce1">
            <text:p>18240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0194" table:style-name="ce1">
            <text:p>3019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04944" table:style-name="ce1">
            <text:p>30494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697891" table:style-name="ce1">
            <text:p>697891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9822" table:style-name="ce1">
            <text:p>29822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26273" table:style-name="ce1">
            <text:p>32627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27464" table:style-name="ce1">
            <text:p>12746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94880" table:style-name="ce1">
            <text:p>59488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10523" table:style-name="ce1">
            <text:p>61052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02351" table:style-name="ce1">
            <text:p>50235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362090" table:style-name="ce1">
            <text:p>36209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872681" table:style-name="ce1">
            <text:p>87268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59520" table:style-name="ce1">
            <text:p>65952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49272" table:style-name="ce1">
            <text:p>249272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80387" table:style-name="ce1">
            <text:p>58038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8961" table:style-name="ce1">
            <text:p>18961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155110" table:style-name="ce1">
            <text:p>15511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78391" table:style-name="ce1">
            <text:p>77839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65094" table:style-name="ce1">
            <text:p>1650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93116" table:style-name="ce1">
            <text:p>69311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41656" table:style-name="ce1">
            <text:p>241656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76735" table:style-name="ce1">
            <text:p>776735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22100" table:style-name="ce1">
            <text:p>72210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57419" table:style-name="ce1">
            <text:p>65741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74246" table:style-name="ce1">
            <text:p>57424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19859" table:style-name="ce1">
            <text:p>819859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84072" table:style-name="ce1">
            <text:p>384072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938097" table:style-name="ce1">
            <text:p>938097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4563" table:style-name="ce1">
            <text:p>5456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81234" table:style-name="ce1">
            <text:p>58123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66830" table:style-name="ce1">
            <text:p>26683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6046" table:style-name="ce1">
            <text:p>46046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29412" table:style-name="ce1">
            <text:p>729412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19363" table:style-name="ce1">
            <text:p>21936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17267" table:style-name="ce1">
            <text:p>217267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99691" table:style-name="ce1">
            <text:p>299691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57117" table:style-name="ce1">
            <text:p>35711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54954" table:style-name="ce1">
            <text:p>354954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544436" table:style-name="ce1">
            <text:p>54443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47688" table:style-name="ce1">
            <text:p>24768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34669" table:style-name="ce1">
            <text:p>334669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93468" table:style-name="ce1">
            <text:p>99346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68868" table:style-name="ce1">
            <text:p>268868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445795" table:style-name="ce1">
            <text:p>445795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43660" table:style-name="ce1">
            <text:p>34366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43347" table:style-name="ce1">
            <text:p>743347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09026" table:style-name="ce1">
            <text:p>90902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129954" table:style-name="ce1">
            <text:p>12995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87449" table:style-name="ce1">
            <text:p>487449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45665" table:style-name="ce1">
            <text:p>4566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81740" table:style-name="ce1">
            <text:p>98174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73167" table:style-name="ce1">
            <text:p>773167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58013" table:style-name="ce1">
            <text:p>65801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56229" table:style-name="ce1">
            <text:p>65622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92950" table:style-name="ce1">
            <text:p>99295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85563" table:style-name="ce1">
            <text:p>18556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35163" table:style-name="ce1">
            <text:p>73516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98898" table:style-name="ce1">
            <text:p>19889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70733" table:style-name="ce1">
            <text:p>57073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03520" table:style-name="ce1">
            <text:p>103520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81525" table:style-name="ce1">
            <text:p>8152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68048" table:style-name="ce1">
            <text:p>96804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44494" table:style-name="ce1">
            <text:p>9444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66156" table:style-name="ce1">
            <text:p>96615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55129" table:style-name="ce1">
            <text:p>15512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66060" table:style-name="ce1">
            <text:p>56606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17143" table:style-name="ce1">
            <text:p>31714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15533" table:style-name="ce1">
            <text:p>1155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21330" table:style-name="ce1">
            <text:p>82133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3394" table:style-name="ce1">
            <text:p>3339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822796" table:style-name="ce1">
            <text:p>822796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UCA POLONI</meta:initial-creator>
    <dc:creator>LUCA POLONI</dc:creator>
    <meta:creation-date>2024-04-30T06:45:30Z</meta:creation-date>
    <dc:date>2024-04-30T09:58:34Z</dc:date>
    <meta:editing-duration>PT0S</meta:editing-duration>
  </office:meta>
</office:document-meta>
</file>